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rsid="000cc738" officeooo:paragraph-rsid="000cc738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text-properties officeooo:paragraph-rsid="000cc738"/>
    </style:style>
    <style:style style:name="T1" style:family="text">
      <style:text-properties officeooo:rsid="000cc738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 DEVELOPEMENT</text:p>
      <text:p text:style-name="Preformatted_20_Text"/>
      <text:p text:style-name="Preformatted_20_Text">КАТЕГОРИИ ДАННЫХ</text:p>
      <text:p text:style-name="Preformatted_20_Text">РИСКИ В КАТЕГОРИЯХ</text:p>
      <text:p text:style-name="P2">СТЕПЕНЬ РИСКА</text:p>
      <text:p text:style-name="Preformatted_20_Text"/>
      <text:p text:style-name="Preformatted_20_Text">21.11.2024</text:p>
      <text:p text:style-name="Preformatted_20_Text"/>
      <text:p text:style-name="Preformatted_20_Text">ОБЩИЕ РИСКИ</text:p>
      <text:p text:style-name="P2">Риски, общие для всех данных.</text:p>
      <text:p text:style-name="P2"/>
      <text:p text:style-name="Preformatted_20_Text">1. НЕКАЧЕСТВЕННЫЕ ДАННЫЕ</text:p>
      <text:p text:style-name="Preformatted_20_Text">Потеря согласованности или полноты информации вследствие сбоев в инфраструктуре при обновлении данных во время обмена между базами. Приводит к:</text:p>
      <text:p text:style-name="Preformatted_20_Text">- отложенному решению клиента о переходе к сделке</text:p>
      <text:p text:style-name="Preformatted_20_Text">- сбою в сделке</text:p>
      <text:p text:style-name="Preformatted_20_Text">- издержкам обслуживания.</text:p>
      <text:p text:style-name="Preformatted_20_Text"/>
      <text:p text:style-name="Preformatted_20_Text">2. ПОТЕРЯ ДАННЫХ</text:p>
      <text:p text:style-name="Preformatted_20_Text">Сбой, не правильная настройка или отсутствие процедуры резервирования данных.</text:p>
      <text:p text:style-name="Preformatted_20_Text">Приводит к потере функциональности подсистем.</text:p>
      <text:p text:style-name="Preformatted_20_Text"/>
      <text:p text:style-name="P3">СУБД И КАТЕГОРИИ ДАННЫХ В НИХ</text:p>
      <text:p text:style-name="Preformatted_20_Text"/>
      <text:p text:style-name="Preformatted_20_Text"><text:span text:style-name="T2">1 client-mart-estate-db</text:span> </text:p>
      <text:p text:style-name="Preformatted_20_Text">База данных объектов недвижимости</text:p>
      <text:p text:style-name="Preformatted_20_Text">ПУБЛИЧНЫЕ</text:p>
      <text:p text:style-name="Preformatted_20_Text">Каталог об объектах недвижимости. Используется для привлечения покупателей.</text:p>
      <text:p text:style-name="Preformatted_20_Text">Должен быть открыт для желающих.</text:p>
      <text:p text:style-name="Preformatted_20_Text"/>
      <text:p text:style-name="Preformatted_20_Text">РИСКИ:</text:p>
      <text:p text:style-name="Preformatted_20_Text">Общие риски.</text:p>
      <text:p text:style-name="Preformatted_20_Text"/>
      <text:p text:style-name="Preformatted_20_Text">СТЕПЕНЬ РИСКА: НЕЗНАЧИТЕЛЬНЫЙ</text:p>
      <text:p text:style-name="Preformatted_20_Text"/>
      <text:p text:style-name="P4">2 client-mart-db</text:p>
      <text:p text:style-name="Preformatted_20_Text">База данных для хранения информации об объектах недвижимости и сделкам по ним</text:p>
      <text:p text:style-name="Preformatted_20_Text">КОНФИДЕНЦИАЛЬНЫЕ</text:p>
      <text:p text:style-name="Preformatted_20_Text">Сделки содержат данные об индивидуальных ценах, скидках, сроках, объеме услуг, а также личные сведения с порталов госорганов.</text:p>
      <text:p text:style-name="Preformatted_20_Text">К ним имеют доступ только стороны сделок.</text:p>
      <text:p text:style-name="Preformatted_20_Text"/>
      <text:p text:style-name="Preformatted_20_Text">РИСКИ:</text:p>
      <text:p text:style-name="Preformatted_20_Text">1. УТЕЧКА ДАННЫХ</text:p>
      <text:p text:style-name="Preformatted_20_Text">Чтение данных клиентами о чужих сделках вследствие ошибки в реализации приложения. Чтение данных о сделках сотрудниками, не уполномоченными на это. </text:p>
      <text:p text:style-name="Preformatted_20_Text">Приводит к:</text:p>
      <text:p text:style-name="Preformatted_20_Text">- утечке личных данных</text:p>
      <text:p text:style-name="Preformatted_20_Text">- нарушению законодательства РФ.</text:p>
      <text:p text:style-name="Preformatted_20_Text"><text:span text:style-name="T1">2</text:span>. ИСКАЖЕНИЕ ДАННЫХ</text:p>
      <text:p text:style-name="Preformatted_20_Text">Изменение данных клиентами о чужих сделках. Изменение данных о сделках сотрудниками, не уполномоченными на это. Приводит к:</text:p>
      <text:p text:style-name="Preformatted_20_Text">- сбою в сделке</text:p>
      <text:p text:style-name="Preformatted_20_Text">- нарушению договоров</text:p>
      <text:p text:style-name="Preformatted_20_Text">- материальным издержкам за таковые нарушения</text:p>
      <text:p text:style-name="Preformatted_20_Text">- нарушению законодательства РФ</text:p>
      <text:p text:style-name="Preformatted_20_Text">- потере клиентов</text:p>
      <text:p text:style-name="Preformatted_20_Text">- приостановке деятельности.</text:p>
      <text:p text:style-name="Preformatted_20_Text"/>
      <text:p text:style-name="P5"><text:soft-page-break/>СТЕПЕНЬ РИСКА: КРИТИЧЕСКИЙ</text:p>
      <text:p text:style-name="Preformatted_20_Text"/>
      <text:p text:style-name="P4">3 client-tour-db</text:p>
      <text:p text:style-name="Preformatted_20_Text">База данных проведения онлайн-тура</text:p>
      <text:p text:style-name="Preformatted_20_Text">КОНФИДЕНЦИАЛЬНЫЕ</text:p>
      <text:p text:style-name="Preformatted_20_Text">Проведенные туры индивидуальны и доступны каждому клиенту только свои внутри его личного кабинета.</text:p>
      <text:p text:style-name="Preformatted_20_Text"/>
      <text:p text:style-name="Preformatted_20_Text">РИСКИ:</text:p>
      <text:p text:style-name="Preformatted_20_Text">1. УТЕЧКА ДАННЫХ</text:p>
      <text:p text:style-name="Preformatted_20_Text">Чтение данных о чужом туре. Минорный риск.</text:p>
      <text:p text:style-name="Preformatted_20_Text"/>
      <text:p text:style-name="P5">СТЕПЕНЬ РИСКА: КРИТИЧЕСКИЙ</text:p>
      <text:p text:style-name="Preformatted_20_Text"/>
      <text:p text:style-name="P4">4 crm-db</text:p>
      <text:p text:style-name="Preformatted_20_Text">База данных системы CRM</text:p>
      <text:p text:style-name="Preformatted_20_Text">КОНФИДЕНЦИАЛЬНЫЕ</text:p>
      <text:p text:style-name="Preformatted_20_Text">Данные о собственниках, в т. ч. Личные.</text:p>
      <text:p text:style-name="Preformatted_20_Text"/>
      <text:p text:style-name="Preformatted_20_Text">РИСКИ:</text:p>
      <text:p text:style-name="Preformatted_20_Text">1. УТЕЧКА ДАННЫХ</text:p>
      <text:p text:style-name="Preformatted_20_Text">Приводит к использованию личных данных бд клиентов злоумышленниками.</text:p>
      <text:p text:style-name="Preformatted_20_Text"/>
      <text:p text:style-name="P5">СТЕПЕНЬ РИСКА: КРИТИЧЕСКИЙ</text:p>
      <text:p text:style-name="Preformatted_20_Text"/>
      <text:p text:style-name="P4">5 auth-db-1</text:p>
      <text:p text:style-name="Preformatted_20_Text">База данных сервиса аутентификации покупателей</text:p>
      <text:p text:style-name="Preformatted_20_Text">СЕКРЕТНЫЕ</text:p>
      <text:p text:style-name="Preformatted_20_Text">Пароли, токены, биометрия, сессии.</text:p>
      <text:p text:style-name="Preformatted_20_Text">Должны быть высоко защищены.</text:p>
      <text:p text:style-name="Preformatted_20_Text"/>
      <text:p text:style-name="Preformatted_20_Text">РИСКИ:</text:p>
      <text:p text:style-name="Preformatted_20_Text">1. УТЕЧКА ДАННЫХ</text:p>
      <text:p text:style-name="Preformatted_20_Text">Утечка данных об аутентификации может привести к взлому подсистем.</text:p>
      <text:p text:style-name="Preformatted_20_Text">2. ПОТЕРЯ ДАННЫХ</text:p>
      <text:p text:style-name="Preformatted_20_Text">Потеря чревата сбоями в доступе к подсистемам.</text:p>
      <text:p text:style-name="Preformatted_20_Text"/>
      <text:p text:style-name="P5">СТЕПЕНЬ РИСКА: КРИТИЧЕСКИЙ</text:p>
      <text:p text:style-name="Preformatted_20_Text"/>
      <text:p text:style-name="P4">6 tenant-core-db</text:p>
      <text:p text:style-name="Preformatted_20_Text">База данных услуг ЖКХ по собственникам</text:p>
      <text:p text:style-name="Preformatted_20_Text">КОНФИДЕНЦИАЛЬНЫЕ</text:p>
      <text:p text:style-name="Preformatted_20_Text">Индивидуальные данные об объемах услуг ЖКХ по собственникам, платежи за ЖКХ.</text:p>
      <text:p text:style-name="Preformatted_20_Text">Данные о ЖКХ одного собственника не должны быть доступны другим.</text:p>
      <text:p text:style-name="Preformatted_20_Text"/>
      <text:p text:style-name="Preformatted_20_Text">РИСКИ:</text:p>
      <text:p text:style-name="Preformatted_20_Text">1. УТЕЧКА ДАННЫХ</text:p>
      <text:p text:style-name="Preformatted_20_Text">2. ПОТЕРЯ ДАННЫХ</text:p>
      <text:p text:style-name="Preformatted_20_Text">При потере сведений о платежах, собственник не может подтвердить факт остутствия задолженности по ЖКХ. Документ об отсутствии задолженности требуется при сделках с недвижимостью. Репутационные риски для PROP DEVELOPEMENT.</text:p>
      <text:p text:style-name="Preformatted_20_Text">3. ИСКАЖЕНИЕ ДАННЫХ</text:p>
      <text:p text:style-name="Preformatted_20_Text">При искажении данных о платежах собственник может оказаться должником по услугам ЖКХ. Репутационные риски для PROP DEVELOPEMENT.</text:p>
      <text:p text:style-name="Preformatted_20_Text"/>
      <text:p text:style-name="P5">СТЕПЕНЬ РИСКА: КРИТИЧЕСКИЙ</text:p>
      <text:p text:style-name="Preformatted_20_Text"/>
      <text:p text:style-name="P4">7 crm-tenant-db</text:p>
      <text:p text:style-name="Preformatted_20_Text">База данных CRM по собственникам</text:p>
      <text:p text:style-name="Preformatted_20_Text"><text:soft-page-break/>КОНФИДЕНЦИАЛЬНЫЕ</text:p>
      <text:p text:style-name="Preformatted_20_Text">Данные о собственниках, в т. ч. личные.</text:p>
      <text:p text:style-name="Preformatted_20_Text">РИСКИ:</text:p>
      <text:p text:style-name="Preformatted_20_Text">Аналогично рискам с crm-db.</text:p>
      <text:p text:style-name="P5"/>
      <text:p text:style-name="P5">СТЕПЕНЬ РИСКА: КРИТИЧЕСКИЙ</text:p>
      <text:p text:style-name="Preformatted_20_Text"/>
      <text:p text:style-name="P4">8 dwh</text:p>
      <text:p text:style-name="Preformatted_20_Text">Физическое хранилище данных DWH</text:p>
      <text:p text:style-name="Preformatted_20_Text">ВНУТРЕННИЕ</text:p>
      <text:p text:style-name="Preformatted_20_Text">Аналитика и аггрегаты для служебного пользования.</text:p>
      <text:p text:style-name="Preformatted_20_Text">Доступны внутри компании.</text:p>
      <text:p text:style-name="Preformatted_20_Text">РИСКИ:</text:p>
      <text:p text:style-name="Preformatted_20_Text">Общие риски.</text:p>
      <text:p text:style-name="Preformatted_20_Text"/>
      <text:p text:style-name="P5">СТЕПЕНЬ РИСКА: <text:span text:style-name="T1">НЕЗНАЧИТЕЛЬНЫ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dc:date>2024-11-21T17:02:48.756294198</dc:date>
    <meta:editing-duration>PT4M51S</meta:editing-duration>
    <meta:editing-cycles>1</meta:editing-cycles>
    <meta:document-statistic meta:table-count="0" meta:image-count="0" meta:object-count="0" meta:page-count="3" meta:paragraph-count="98" meta:word-count="460" meta:character-count="3322" meta:non-whitespace-character-count="2958"/>
  </office:meta>
</office:document-meta>
</file>